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0b8df1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0e1f94" style:font-size-asian="12pt" style:font-weight-asian="normal" style:font-name-complex="Times New Roman1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b8df1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2pt" style:font-size-asian="12pt"/>
    </style:style>
    <style:style style:name="P16" style:family="paragraph" style:parent-style-name="Standard">
      <style:text-properties officeooo:paragraph-rsid="000ee658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6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>Dichiarazione sostitutiva di certificazione </text:p>
      <text:p text:style-name="P5">(Art. 46 T.U. 28-12-2000 n.445)</text:p>
      <text:p text:style-name="P1"/>
      <text:p text:style-name="P16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6"><text:span text:style-name="T7">nat{%= @oa%} a </text:span><text:span text:style-name="T8">{%= @persona.comune_nascita %}</text:span><text:span text:style-name="T7"> il </text:span><text:span text:style-name="T8">{%= @persona.data_nascita.lformat(:short) %}</text:span><text:span text:style-name="T7">, </text:span></text:p>
      <text:p text:style-name="P16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che <text:s/>. . . . . . . . . . . . . . . . . . . . . . . . . . . . . . . . . . . . . . . . . . . . . . . . . . . . . . </text:p>
      <text:p text:style-name="P1">nato/a a <text:s/>. . . . . . . . . . . . . . . . . . . . . . . . . . . . . . . . . . <text:s text:c="2"/>il <text:s text:c="2"/>. . . . . . . . . . . . .</text:p>
      <text:p text:style-name="P1">già residente in <text:s/>. . . . . . . . . . . . . . . . . . . . . . . , <text:s/>a me unito/a dal seguente</text:p>
      <text:p text:style-name="P11"><text:span text:style-name="T2">rapporto: <text:s/>. . . . . . . . . . . . . . . . . . . </text:span><text:span text:style-name="T4">(specificare il rapperto di parentela)</text:span><text:span text:style-name="T2"> è morto/a in <text:s/>. . . . . . . . . . . . . . . . . . . .</text:span></text:p>
      <text:p text:style-name="P1">. . . . . . . . . . . . . . . . . . . . . <text:s text:c="2"/>il <text:s text:c="2"/>. . . 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4"/>
      <text:p text:style-name="P14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15-09-29T10:02:49.086103000</meta:creation-date>
    <meta:editing-cycles>4</meta:editing-cycles>
    <meta:editing-duration>PT1M3S</meta:editing-duration>
    <dc:date>2020-11-12T20:58:21.117000000</dc:date>
    <meta:document-statistic meta:table-count="0" meta:image-count="0" meta:object-count="0" meta:page-count="1" meta:paragraph-count="18" meta:word-count="416" meta:character-count="1951" meta:non-whitespace-character-count="1509"/>
  </office:meta>
</office:document-meta>
</file>